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rsid="00043063" officeooo:paragraph-rsid="0008c864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7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8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9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0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1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2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3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4" style:family="paragraph" style:parent-style-name="Table_20_Contents">
      <style:text-properties officeooo:rsid="00057938" officeooo:paragraph-rsid="00057938"/>
    </style:style>
    <style:style style:name="P15" style:family="paragraph" style:parent-style-name="Table_20_Contents">
      <style:text-properties officeooo:paragraph-rsid="00057938"/>
    </style:style>
    <style:style style:name="P16" style:family="paragraph" style:parent-style-name="Table_20_Contents">
      <style:text-properties officeooo:rsid="0006d046" officeooo:paragraph-rsid="0006d046"/>
    </style:style>
    <style:style style:name="P17" style:family="paragraph" style:parent-style-name="Table_20_Contents">
      <style:text-properties officeooo:paragraph-rsid="0008c864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b987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63" style:font-weight-asian="normal" style:font-weight-complex="normal"/>
    </style:style>
    <style:style style:name="T8" style:family="text">
      <style:text-properties fo:font-weight="normal" officeooo:rsid="00057938" style:font-weight-asian="normal" style:font-weight-complex="normal"/>
    </style:style>
    <style:style style:name="T9" style:family="text">
      <style:text-properties fo:font-weight="normal" officeooo:rsid="0008c864" style:font-weight-asian="normal" style:font-weight-complex="normal"/>
    </style:style>
    <style:style style:name="T10" style:family="text">
      <style:text-properties officeooo:rsid="00057938"/>
    </style:style>
    <style:style style:name="T11" style:family="text">
      <style:text-properties officeooo:rsid="0006d046"/>
    </style:style>
    <style:style style:name="T12" style:family="text">
      <style:text-properties officeooo:rsid="0008c864"/>
    </style:style>
    <style:style style:name="T13" style:family="text">
      <style:text-properties officeooo:rsid="000c9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Table_20_Contents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Table_20_Contents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Table_20_Contents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1">&lt;varDeclaration&gt;</text:p>
          </table:table-cell>
          <table:table-cell table:style-name="Table1.B2" office:value-type="string">
            <text:p text:style-name="P3">&lt;<text:span text:style-name="T12">varFuncDeclaration</text:span>&gt; <text:span text:style-name="T9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funcDeclaration&gt;</text:span></text:p>
          </table:table-cell>
          <table:table-cell table:style-name="Table1.B2" office:value-type="string">
            <text:p text:style-name="P17">&lt;<text:span text:style-name="T12">varFuncDeclaration </text:span><text:span text:style-name="T1">&gt;</text:span><text:span text:style-name="T3"> PARENTHESIS_OPEN </text:span><text:span text:style-name="T7">&lt;params&gt;</text:span></text:p>
            <text:p text:style-name="P4"><text:span text:style-name="T1"><text:s text:c="2"/></text:span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varFuncDeclaration</text:span>&gt;</text:p>
            <text:p text:style-name="Table_20_Contents">// <text:span text:style-name="T12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3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1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1">&lt;classDeclaration&gt;</text:p>
          </table:table-cell>
          <table:table-cell table:style-name="Table1.B2" office:value-type="string">
            <text:p text:style-name="P1"><text:span text:style-name="T6">&lt;</text:span><text:span text:style-name="T9">static</text:span><text:span text:style-name="T6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Table_20_Contents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type&gt;</text:span></text:p>
          </table:table-cell>
          <table:table-cell table:style-name="Table1.B2" office:value-type="string">
            <text:p text:style-name="P8">VOID</text:p>
            <text:p text:style-name="P5"><text:span text:style-name="T12">| </text:span>ID</text:p>
          </table:table-cell>
        </table:table-row>
        <table:table-row>
          <table:table-cell table:style-name="Table1.A2" office:value-type="string">
            <text:p text:style-name="Table_20_Contents">&lt;<text:span text:style-name="T1">body&gt;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Table_20_Contents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1">&lt;expression&gt;</text:p>
          </table:table-cell>
          <table:table-cell table:style-name="Table1.B2" office:value-type="string">
            <text:p text:style-name="P11">&lt;orExp&gt;</text:p>
          </table:table-cell>
        </table:table-row>
        <table:table-row>
          <table:table-cell table:style-name="Table1.A2" office:value-type="string">
            <text:p text:style-name="Table_20_Contents">&lt;<text:span text:style-name="T1">orExp&gt;</text:span></text:p>
          </table:table-cell>
          <table:table-cell table:style-name="Table1.B2" office:value-type="string">
            <text:p text:style-name="P11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Table_20_Contents">&lt;<text:span text:style-name="T1">andExp&gt;</text:span></text:p>
          </table:table-cell>
          <table:table-cell table:style-name="Table1.B2" office:value-type="string">
            <text:p text:style-name="P5">&lt;<text:span text:style-name="T6">equalExp&gt; (</text:span>AND<text:span text:style-name="T6"> &lt;equalExp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equalExp&gt;</text:span></text:p>
          </table:table-cell>
          <table:table-cell table:style-name="Table1.B2" office:value-type="string">
            <text:p text:style-name="P11">&lt;sumExp&gt; (&lt;equalOp&gt; &lt;sumExp&gt;)*</text:p>
          </table:table-cell>
        </table:table-row>
        <table:table-row>
          <table:table-cell table:style-name="Table1.A2" office:value-type="string">
            <text:p text:style-name="Table_20_Contents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Table_20_Contents">&lt;<text:span text:style-name="T1">sumExp&gt;</text:span></text:p>
          </table:table-cell>
          <table:table-cell table:style-name="Table1.B2" office:value-type="string">
            <text:p text:style-name="P11">&lt;mulExp&gt; (&lt;sumOp&gt; &lt;mulExp&gt;)*</text:p>
          </table:table-cell>
        </table:table-row>
        <text:soft-page-break/>
        <table:table-row>
          <table:table-cell table:style-name="Table1.A2" office:value-type="string">
            <text:p text:style-name="P1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1">&lt;mulExp&gt;</text:p>
          </table:table-cell>
          <table:table-cell table:style-name="Table1.B2" office:value-type="string">
            <text:p text:style-name="P11">&lt;unaryExp&gt; (&lt;mulOp&gt; &lt;unaryExp&gt;)*</text:p>
          </table:table-cell>
        </table:table-row>
        <table:table-row>
          <table:table-cell table:style-name="Table1.A2" office:value-type="string">
            <text:p text:style-name="Table_20_Contents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Table_20_Contents">&lt;<text:span text:style-name="T1">unaryExp&gt;</text:span></text:p>
          </table:table-cell>
          <table:table-cell table:style-name="Table1.B2" office:value-type="string">
            <text:p text:style-name="P11">&lt;unaryOp&gt;? &lt;value&gt;</text:p>
          </table:table-cell>
        </table:table-row>
        <table:table-row>
          <table:table-cell table:style-name="Table1.A2" office:value-type="string">
            <text:p text:style-name="P1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1">&lt;value&gt;</text:p>
          </table:table-cell>
          <table:table-cell table:style-name="Table1.B2" office:value-type="string">
            <text:p text:style-name="P11">&lt;mutable&gt;</text:p>
            <text:p text:style-name="P11">| &lt;immutable&gt;</text:p>
          </table:table-cell>
        </table:table-row>
        <table:table-row>
          <table:table-cell table:style-name="Table1.A2" office:value-type="string">
            <text:p text:style-name="Table_20_Contents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Table_20_Contents">&lt;<text:span text:style-name="T1">immutable&gt;</text:span></text:p>
          </table:table-cell>
          <table:table-cell table:style-name="Table1.B2" office:value-type="string">
            <text:p text:style-name="P11">&lt;call&gt;</text:p>
            <text:p text:style-name="P5">| PARENTHESIS_OPEN <text:span text:style-name="T6">&lt;expression&gt; </text:span>PARENTHESIS_CLOSE</text:p>
            <text:p text:style-name="P5">| <text:span text:style-name="T6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7">| <text:span text:style-name="T13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6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5">ID? (SEPERATOR ID)*</text:p>
          </table:table-cell>
        </table:table-row>
        <table:table-row>
          <table:table-cell table:style-name="Table1.A2" office:value-type="string">
            <text:p text:style-name="Table_20_Contents">&lt;<text:span text:style-name="T10">statement&gt;</text:span></text:p>
          </table:table-cell>
          <table:table-cell table:style-name="Table1.B2" office:value-type="string">
            <text:p text:style-name="P11">&lt;<text:span text:style-name="T10">body&gt;</text:span></text:p>
            <text:p text:style-name="P5"><text:span text:style-name="T10">| </text:span>&lt;<text:span text:style-name="T9">assign</text:span><text:span text:style-name="T10">&gt;</text:span></text:p>
            <text:p text:style-name="P6">| &lt;<text:span text:style-name="T6">ifStatement&gt;</text:span></text:p>
            <text:p text:style-name="P13">| &lt;returnStatement&gt;</text:p>
            <text:p text:style-name="P13">| &lt;whileStatement&gt;</text:p>
            <text:p text:style-name="P13">| &lt;forStatement&gt;</text:p>
            <text:p text:style-name="P6"><text:span text:style-name="T6">| &lt;call&gt; </text:span>STATEMENT_END</text:p>
            <text:p text:style-name="P13">| &lt;breakStatement&gt;</text:p>
            <text:p text:style-name="P13">| &lt;continueStatement&gt;</text:p>
          </table:table-cell>
        </table:table-row>
        <table:table-row>
          <table:table-cell table:style-name="Table1.A2" office:value-type="string">
            <text:p text:style-name="P14">&lt;<text:span text:style-name="T12">assign</text:span>&gt;</text:p>
          </table:table-cell>
          <table:table-cell table:style-name="Table1.B2" office:value-type="string">
            <text:p text:style-name="P12">&lt;<text:span text:style-name="T10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4">&lt;assignOp&gt;</text:p>
            <text:p text:style-name="P14">// ++ and -- don’t require an expression</text:p>
          </table:table-cell>
          <table:table-cell table:style-name="Table1.B2" office:value-type="string">
            <text:p text:style-name="P10">INCREMENT</text:p>
            <text:p text:style-name="P13">| <text:span text:style-name="T5">DECREMENT</text:span></text:p>
            <text:p text:style-name="P13">| &lt;valueAssignOp&gt; &lt;expression&gt;</text:p>
          </table:table-cell>
        </table:table-row>
        <table:table-row>
          <table:table-cell table:style-name="Table1.A2" office:value-type="string">
            <text:p text:style-name="P15">&lt;<text:span text:style-name="T10">valueAssignOp&gt; </text:span></text:p>
            <text:p text:style-name="P14">// assign to a value (with an expression)</text:p>
          </table:table-cell>
          <table:table-cell table:style-name="Table1.B2" office:value-type="string">
            <text:p text:style-name="P6">ASSIGN</text:p>
            <text:p text:style-name="P6">| ADD_ASSIGN</text:p>
            <text:p text:style-name="P6">| SUBTRACT_ASSIGN</text:p>
            <text:p text:style-name="P6">| MULTIPLY_ASSIGN</text:p>
            <text:p text:style-name="P6">| DIVISION_ASSIGN</text:p>
            <text:p text:style-name="P9">| MOD_ASSIGN</text:p>
          </table:table-cell>
        </table:table-row>
        <table:table-row>
          <table:table-cell table:style-name="Table1.A2" office:value-type="string">
            <text:p text:style-name="Table_20_Contents">&lt;<text:span text:style-name="T10">ifStatement&gt;</text:span></text:p>
          </table:table-cell>
          <table:table-cell table:style-name="Table1.B2" office:value-type="string">
            <text:p text:style-name="P6">IF <text:s/><text:span text:style-name="T1">PARENTHESIS_OPEN &lt;</text:span><text:span text:style-name="T6">expression&gt; <text:s/></text:span><text:span text:style-name="T1">PARENTHESIS_</text:span>CLOSE <text:span text:style-name="T6">&lt;statement&gt; (</text:span>&lt;<text:span text:style-name="T6">elifStatement</text:span>&gt;<text:span text:style-name="T6">)* &lt;elseStatement&gt;?</text:span></text:p>
          </table:table-cell>
        </table:table-row>
        <text:soft-page-break/>
        <table:table-row>
          <table:table-cell table:style-name="Table1.A2" office:value-type="string">
            <text:p text:style-name="P14">&lt;elifStatement&gt;</text:p>
          </table:table-cell>
          <table:table-cell table:style-name="Table1.B2" office:value-type="string">
            <text:p text:style-name="P6">ELIF <text:s/><text:span text:style-name="T1">PARENTHESIS_OPEN &lt;</text:span><text:span text:style-name="T6">expression&gt; <text:s/></text:span><text:span text:style-name="T1">PARENTHESIS_</text:span>CLO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0">elseStatement&gt;</text:span></text:p>
          </table:table-cell>
          <table:table-cell table:style-name="Table1.B2" office:value-type="string">
            <text:p text:style-name="P6">EL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0">returnStatement&gt;</text:span></text:p>
          </table:table-cell>
          <table:table-cell table:style-name="Table1.B2" office:value-type="string">
            <text:p text:style-name="P6">RETURN &lt;<text:span text:style-name="T6">expression</text:span>&gt;<text:span text:style-name="T6">?</text:span> STATEMENT_END</text:p>
          </table:table-cell>
        </table:table-row>
        <table:table-row>
          <table:table-cell table:style-name="Table1.A2" office:value-type="string">
            <text:p text:style-name="P14">&lt;<text:span text:style-name="T11">whileStatement&gt;</text:span></text:p>
          </table:table-cell>
          <table:table-cell table:style-name="Table1.B2" office:value-type="string">
            <text:p text:style-name="P7">WHILE <text:s/><text:span text:style-name="T1">PARENTHESIS</text:span>_OPEN<text:span text:style-name="T1"> &lt;</text:span><text:span text:style-name="T6">expression</text:span>&gt; <text:s/><text:span text:style-name="T1">PARENTHESIS_</text:span><text:span text:style-name="T10">CLOSE &lt;</text:span><text:span text:style-name="T6">statement</text:span>&gt;</text:p>
          </table:table-cell>
        </table:table-row>
        <table:table-row>
          <table:table-cell table:style-name="Table1.A2" office:value-type="string">
            <text:p text:style-name="P16">&lt;forStatement&gt;</text:p>
          </table:table-cell>
          <table:table-cell table:style-name="Table1.B2" office:value-type="string">
            <text:p text:style-name="P7">FOR <text:s/><text:span text:style-name="T1">PARENTHESIS</text:span>_OPEN<text:span text:style-name="T1"> &lt;</text:span><text:span text:style-name="T6">varDeclaration</text:span>&gt; <text:span text:style-name="T6">&lt;expression&gt;</text:span> <text:span text:style-name="T6">&lt;statement&gt;</text:span> <text:span text:style-name="T1">PARENTHESIS_</text:span><text:span text:style-name="T10">CLOSE </text:span><text:span text:style-name="T8">&lt;</text:span><text:span text:style-name="T6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breakStatement&gt;</text:span></text:p>
          </table:table-cell>
          <table:table-cell table:style-name="Table1.B2" office:value-type="string">
            <text:p text:style-name="P7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1">continueStatement&gt;</text:span></text:p>
          </table:table-cell>
          <table:table-cell table:style-name="Table1.B2" office:value-type="string">
            <text:p text:style-name="P7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25T19:08:58.106853291</dc:date>
    <meta:editing-duration>PT5H13M34S</meta:editing-duration>
    <meta:editing-cycles>10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63" meta:character-count="2355" meta:non-whitespace-character-count="2202"/>
  </office:meta>
</office:document-meta>
</file>